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size="20pt" fo:font-weight="bold" officeooo:rsid="00148317" officeooo:paragraph-rsid="00148317"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font-name="Arial" fo:font-size="12pt" fo:font-weight="normal" officeooo:rsid="00158c93" officeooo:paragraph-rsid="0016439d"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font-weight="normal" officeooo:rsid="00158c93" officeooo:paragraph-rsid="001a0014"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weight="normal" officeooo:rsid="00158c93" officeooo:paragraph-rsid="001c3cfb"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officeooo:rsid="00158c93" officeooo:paragraph-rsid="001d245f"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officeooo:rsid="00158c93" officeooo:paragraph-rsid="001fd9ba"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loext:opacity="100%" style:font-name="Arial" fo:font-size="12pt" fo:font-weight="normal" officeooo:rsid="00158c93" officeooo:paragraph-rsid="00201dde"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loext:opacity="100%" style:font-name="Arial" fo:font-size="12pt" fo:font-weight="normal" officeooo:rsid="00158c93" officeooo:paragraph-rsid="0021a4c1" style:font-size-asian="12pt" style:font-weight-asian="normal" style:font-size-complex="12pt" style:font-weight-complex="normal"/>
    </style:style>
    <style:style style:name="P9" style:family="paragraph" style:parent-style-name="Standard" style:list-style-name="L1">
      <style:paragraph-properties fo:text-align="start" style:justify-single-word="false"/>
      <style:text-properties style:font-name="Arial" fo:font-size="13pt" fo:font-weight="normal" officeooo:rsid="00148317" officeooo:paragraph-rsid="00148317" style:font-size-asian="11.3500003814697pt" style:font-weight-asian="normal" style:font-size-complex="13pt" style:font-weight-complex="normal"/>
    </style:style>
    <style:style style:name="P10" style:family="paragraph" style:parent-style-name="Standard" style:list-style-name="L1">
      <style:paragraph-properties fo:text-align="start" style:justify-single-word="false"/>
      <style:text-properties style:font-name="Arial" fo:font-size="13pt" fo:font-weight="normal" officeooo:rsid="0016439d" officeooo:paragraph-rsid="0016439d" style:font-size-asian="11.3500003814697pt" style:font-weight-asian="normal" style:font-size-complex="13pt" style:font-weight-complex="normal"/>
    </style:style>
    <style:style style:name="P11" style:family="paragraph" style:parent-style-name="Standard" style:list-style-name="L1">
      <style:paragraph-properties fo:text-align="start" style:justify-single-word="false"/>
      <style:text-properties style:font-name="Arial" fo:font-size="13pt" fo:font-weight="normal" officeooo:rsid="001a0014" officeooo:paragraph-rsid="001a0014" style:font-size-asian="13pt" style:font-weight-asian="normal" style:font-size-complex="13pt" style:font-weight-complex="normal"/>
    </style:style>
    <style:style style:name="P12" style:family="paragraph" style:parent-style-name="Standard" style:list-style-name="L1">
      <style:paragraph-properties fo:text-align="start" style:justify-single-word="false"/>
      <style:text-properties style:font-name="Arial" fo:font-size="13pt" fo:font-weight="normal" officeooo:rsid="001c3cfb" officeooo:paragraph-rsid="001c3cfb" style:font-size-asian="13pt" style:font-weight-asian="normal" style:font-size-complex="13pt" style:font-weight-complex="normal"/>
    </style:style>
    <style:style style:name="P13" style:family="paragraph" style:parent-style-name="Standard" style:list-style-name="L1">
      <style:paragraph-properties fo:text-align="start" style:justify-single-word="false"/>
      <style:text-properties style:font-name="Arial" fo:font-size="13pt" fo:font-weight="normal" officeooo:rsid="001d1311" officeooo:paragraph-rsid="001d1311" style:font-size-asian="13pt" style:font-weight-asian="normal" style:font-size-complex="13pt" style:font-weight-complex="normal"/>
    </style:style>
    <style:style style:name="P14" style:family="paragraph" style:parent-style-name="Standard" style:list-style-name="L1">
      <style:paragraph-properties fo:text-align="start" style:justify-single-word="false"/>
      <style:text-properties style:font-name="Arial" fo:font-size="13pt" fo:font-weight="normal" officeooo:rsid="001d245f" officeooo:paragraph-rsid="001d245f" style:font-size-asian="13pt" style:font-weight-asian="normal" style:font-size-complex="13pt" style:font-weight-complex="normal"/>
    </style:style>
    <style:style style:name="P15" style:family="paragraph" style:parent-style-name="Standard" style:list-style-name="L1">
      <style:paragraph-properties fo:text-align="start" style:justify-single-word="false"/>
      <style:text-properties style:font-name="Arial" fo:font-size="13pt" fo:font-weight="normal" officeooo:rsid="001d2c20" officeooo:paragraph-rsid="001d2c20" style:font-size-asian="13pt" style:font-weight-asian="normal" style:font-size-complex="13pt" style:font-weight-complex="normal"/>
    </style:style>
    <style:style style:name="P16" style:family="paragraph" style:parent-style-name="Standard" style:list-style-name="L1">
      <style:paragraph-properties fo:text-align="start" style:justify-single-word="false"/>
      <style:text-properties style:font-name="Arial" fo:font-size="13pt" fo:font-weight="normal" officeooo:rsid="001f1e2d" officeooo:paragraph-rsid="001f1e2d" style:font-size-asian="13pt" style:font-weight-asian="normal" style:font-size-complex="13pt" style:font-weight-complex="normal"/>
    </style:style>
    <style:style style:name="P17" style:family="paragraph" style:parent-style-name="Standard" style:list-style-name="L1">
      <style:paragraph-properties fo:text-align="start" style:justify-single-word="false"/>
      <style:text-properties style:font-name="Arial" fo:font-size="13pt" fo:font-weight="normal" officeooo:rsid="00201dde" officeooo:paragraph-rsid="00201dde" style:font-size-asian="13pt" style:font-weight-asian="normal" style:font-size-complex="13pt" style:font-weight-complex="normal"/>
    </style:style>
    <style:style style:name="P18" style:family="paragraph" style:parent-style-name="Standard" style:list-style-name="L1">
      <style:paragraph-properties fo:text-align="start" style:justify-single-word="false"/>
      <style:text-properties style:font-name="Arial" fo:font-size="12pt" fo:font-weight="normal" officeooo:rsid="001582b7" officeooo:paragraph-rsid="00148317" style:font-size-asian="12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style:font-name="Arial" fo:font-size="12pt" fo:font-weight="normal" officeooo:rsid="00158c93" officeooo:paragraph-rsid="00148317" style:font-size-asian="12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style:font-name="Arial" fo:font-size="12pt" fo:font-weight="normal" officeooo:rsid="00158c93" officeooo:paragraph-rsid="0016439d" style:font-size-asian="12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style:font-name="Arial" fo:font-size="12pt" fo:font-weight="normal" officeooo:rsid="00158c93" officeooo:paragraph-rsid="001a0014" style:font-size-asian="12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style:font-name="Arial" fo:font-size="12pt" fo:font-weight="normal" officeooo:rsid="00158c93" officeooo:paragraph-rsid="001c3cfb" style:font-size-asian="12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style:font-name="Arial" fo:font-size="12pt" fo:font-weight="normal" officeooo:rsid="00158c93" officeooo:paragraph-rsid="001d1311" style:font-size-asian="12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style:font-name="Arial" fo:font-size="12pt" fo:font-weight="normal" officeooo:rsid="00158c93" officeooo:paragraph-rsid="001d245f" style:font-size-asian="12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style:font-name="Arial" fo:font-size="12pt" fo:font-weight="normal" officeooo:rsid="00158c93" officeooo:paragraph-rsid="001d2c20" style:font-size-asian="12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style:font-name="Arial" fo:font-size="12pt" fo:font-weight="normal" officeooo:rsid="00158c93" officeooo:paragraph-rsid="001fd9ba" style:font-size-asian="12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style:font-name="Arial" fo:font-size="12pt" fo:font-weight="normal" officeooo:rsid="00158c93" officeooo:paragraph-rsid="0021a4c1" style:font-size-asian="12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font-name="FreeMono" fo:font-size="12pt" fo:font-weight="normal" officeooo:rsid="00158c93" officeooo:paragraph-rsid="0016439d" style:font-size-asian="12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style:font-name="FreeMono" fo:font-size="12pt" fo:font-weight="normal" officeooo:rsid="00158c93" officeooo:paragraph-rsid="00158c93"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FreeMono" fo:font-size="12pt" fo:font-weight="normal" officeooo:rsid="00158c93" officeooo:paragraph-rsid="001a0014" style:font-size-asian="12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FreeMono" fo:font-size="12pt" fo:font-weight="normal" officeooo:rsid="00158c93" officeooo:paragraph-rsid="001c3cfb" style:font-size-asian="12pt" style:font-weight-asian="normal" style:font-size-complex="12pt" style:font-weight-complex="normal"/>
    </style:style>
    <style:style style:name="P32" style:family="paragraph" style:parent-style-name="Standard" style:list-style-name="L1">
      <style:paragraph-properties fo:text-align="start" style:justify-single-word="false"/>
      <style:text-properties style:font-name="FreeMono" fo:font-size="12pt" fo:font-weight="normal" officeooo:rsid="00158c93" officeooo:paragraph-rsid="001d1311" style:font-size-asian="12pt" style:font-weight-asian="normal" style:font-size-complex="12pt" style:font-weight-complex="normal"/>
    </style:style>
    <style:style style:name="P33" style:family="paragraph" style:parent-style-name="Standard" style:list-style-name="L1">
      <style:paragraph-properties fo:text-align="start" style:justify-single-word="false"/>
      <style:text-properties style:font-name="FreeMono" fo:font-size="12pt" fo:font-weight="normal" officeooo:rsid="00158c93" officeooo:paragraph-rsid="001d245f" style:font-size-asian="12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style:font-name="FreeMono" fo:font-size="12pt" fo:font-weight="normal" officeooo:rsid="00158c93" officeooo:paragraph-rsid="001d2c20" style:font-size-asian="12pt" style:font-weight-asian="normal" style:font-size-complex="12pt" style:font-weight-complex="normal"/>
    </style:style>
    <style:style style:name="P35" style:family="paragraph" style:parent-style-name="Standard" style:list-style-name="L1">
      <style:paragraph-properties fo:text-align="start" style:justify-single-word="false"/>
      <style:text-properties style:font-name="FreeMono" fo:font-size="12pt" fo:font-weight="normal" officeooo:rsid="00158c93" officeooo:paragraph-rsid="001fd9ba" style:font-size-asian="12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style:font-name="FreeMono" fo:font-size="12pt" fo:font-weight="normal" officeooo:rsid="00158c93" officeooo:paragraph-rsid="00201dde" style:font-size-asian="12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officeooo:paragraph-rsid="00148317"/>
    </style:style>
    <style:style style:name="P38" style:family="paragraph" style:parent-style-name="Standard" style:list-style-name="L1">
      <style:paragraph-properties fo:text-align="start" style:justify-single-word="false"/>
      <style:text-properties fo:color="#000000" loext:opacity="100%" style:font-name="Arial" fo:font-size="12pt" fo:font-weight="normal" officeooo:rsid="00158c93" officeooo:paragraph-rsid="00201dde" style:font-size-asian="12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fo:color="#000000" loext:opacity="100%" style:font-name="Arial" fo:font-size="12pt" fo:font-weight="normal" officeooo:rsid="00158c93" officeooo:paragraph-rsid="0021a4c1"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color="#000000" loext:opacity="100%" style:font-name="Arial" fo:font-size="12pt" fo:font-weight="normal" officeooo:rsid="00158c93" officeooo:paragraph-rsid="0021a4c1" style:font-size-asian="12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fo:color="#000000" loext:opacity="100%" style:font-name="Arial" fo:font-size="13pt" fo:font-weight="normal" officeooo:rsid="0021a4c1" officeooo:paragraph-rsid="0021a4c1" style:font-size-asian="13pt" style:font-weight-asian="normal" style:font-size-complex="13pt" style:font-weight-complex="normal"/>
    </style:style>
    <style:style style:name="P42" style:family="paragraph" style:parent-style-name="Standard" style:list-style-name="L1">
      <style:paragraph-properties fo:text-align="start" style:justify-single-word="false"/>
      <style:text-properties fo:color="#000000" loext:opacity="100%" style:font-name="Arial" fo:font-size="13pt" fo:font-weight="normal" officeooo:rsid="0022f042" officeooo:paragraph-rsid="0022f042" style:font-size-asian="13pt" style:font-weight-asian="normal" style:font-size-complex="13pt" style:font-weight-complex="normal"/>
    </style:style>
    <style:style style:name="P43" style:family="paragraph" style:parent-style-name="Standard" style:list-style-name="L1">
      <style:paragraph-properties fo:text-align="start" style:justify-single-word="false"/>
      <style:text-properties fo:color="#000000" loext:opacity="100%" style:font-name="Arial" fo:font-size="13pt" fo:font-weight="normal" officeooo:rsid="00246121" officeooo:paragraph-rsid="00246121" style:font-size-asian="13pt" style:font-weight-asian="normal" style:font-size-complex="13pt" style:font-weight-complex="normal"/>
    </style:style>
    <style:style style:name="P44" style:family="paragraph" style:parent-style-name="Standard" style:list-style-name="L1">
      <style:paragraph-properties fo:text-align="start" style:justify-single-word="false"/>
      <style:text-properties fo:color="#000000" loext:opacity="100%" style:font-name="FreeMono" fo:font-size="12pt" fo:font-weight="normal" officeooo:rsid="00158c93" officeooo:paragraph-rsid="0021a4c1" style:font-size-asian="12pt" style:font-weight-asian="normal" style:font-size-complex="12pt" style:font-weight-complex="normal"/>
    </style:style>
    <style:style style:name="P45" style:family="paragraph" style:parent-style-name="Standard" style:list-style-name="L1">
      <style:paragraph-properties fo:text-align="start" style:justify-single-word="false"/>
      <style:text-properties fo:color="#000000" loext:opacity="100%" style:font-name="FreeMono" fo:font-size="12pt" fo:font-weight="normal" officeooo:rsid="00158c93" officeooo:paragraph-rsid="0022f042" style:font-size-asian="12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fo:color="#000000" loext:opacity="100%" style:font-name="FreeMono" fo:font-size="12pt" fo:font-weight="normal" officeooo:rsid="00158c93" officeooo:paragraph-rsid="0024538c" style:font-size-asian="12pt" style:font-weight-asian="normal" style:font-size-complex="12pt" style:font-weight-complex="normal"/>
    </style:style>
    <style:style style:name="P47" style:family="paragraph" style:parent-style-name="Standard" style:list-style-name="L1">
      <style:paragraph-properties fo:text-align="start" style:justify-single-word="false"/>
      <style:text-properties fo:color="#000000" loext:opacity="100%" style:font-name="FreeMono" fo:font-size="12pt" fo:font-weight="normal" officeooo:rsid="00158c93" officeooo:paragraph-rsid="00246121"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style:font-name="FreeMono" fo:font-size="12pt" fo:font-weight="normal" officeooo:rsid="00158c93" officeooo:paragraph-rsid="0022f042" style:font-size-asian="12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fo:color="#000000" loext:opacity="100%" style:font-name="Arial" fo:font-size="12pt" fo:font-weight="normal" officeooo:rsid="00158c93" officeooo:paragraph-rsid="0022f042" style:font-size-asian="12pt" style:font-weight-asian="normal" style:font-size-complex="12pt" style:font-weight-complex="normal"/>
    </style:style>
    <style:style style:name="P50" style:family="paragraph" style:parent-style-name="Standard" style:list-style-name="L1">
      <style:paragraph-properties fo:text-align="start" style:justify-single-word="false"/>
      <style:text-properties fo:color="#000000" loext:opacity="100%" style:font-name="Arial" fo:font-size="12pt" fo:font-weight="normal" officeooo:rsid="00158c93" officeooo:paragraph-rsid="0024538c" style:font-size-asian="12pt" style:font-weight-asian="normal" style:font-size-complex="12pt" style:font-weight-complex="normal"/>
    </style:style>
    <style:style style:name="P51" style:family="paragraph" style:parent-style-name="Standard" style:list-style-name="L1">
      <style:paragraph-properties fo:text-align="start" style:justify-single-word="false"/>
      <style:text-properties fo:color="#000000" loext:opacity="100%" style:font-name="Arial" fo:font-size="12pt" fo:font-weight="normal" officeooo:rsid="00158c93" officeooo:paragraph-rsid="00246121"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Arial" fo:font-size="12pt" fo:font-weight="normal" officeooo:rsid="00158c93" officeooo:paragraph-rsid="0024538c" style:font-size-asian="12pt" style:font-weight-asian="normal" style:font-size-complex="12pt" style:font-weight-complex="normal"/>
    </style:style>
    <style:style style:name="P53" style:family="paragraph" style:parent-style-name="Standard" style:list-style-name="L1">
      <style:paragraph-properties fo:text-align="start" style:justify-single-word="false"/>
      <style:text-properties fo:color="#000000" loext:opacity="100%" style:font-name="Arial" fo:font-size="12pt" fo:font-weight="normal" officeooo:rsid="0024538c" officeooo:paragraph-rsid="0024538c" style:font-size-asian="12pt" style:font-weight-asian="normal" style:font-size-complex="12pt" style:font-weight-complex="normal"/>
    </style:style>
    <style:style style:name="P54" style:family="paragraph" style:parent-style-name="Standard" style:list-style-name="L1">
      <style:paragraph-properties fo:text-align="start" style:justify-single-word="false"/>
      <style:text-properties fo:color="#000000" loext:opacity="100%" style:font-name="Arial" fo:font-size="13pt" fo:font-weight="normal" officeooo:rsid="0022f042" officeooo:paragraph-rsid="0022f042" style:font-size-asian="13pt" style:font-weight-asian="normal" style:font-size-complex="13pt" style:font-weight-complex="normal"/>
    </style:style>
    <style:style style:name="T1" style:family="text">
      <style:text-properties style:font-name="Arial" fo:font-size="13pt" fo:font-weight="normal" officeooo:rsid="00148317" style:font-size-asian="11.3500003814697pt" style:font-weight-asian="normal" style:font-size-complex="13pt" style:font-weight-complex="normal"/>
    </style:style>
    <style:style style:name="T2" style:family="text">
      <style:text-properties style:font-name="Arial" fo:font-size="14pt" fo:font-weight="normal" officeooo:rsid="00148317" style:font-size-asian="14pt" style:font-weight-asian="normal" style:font-size-complex="14pt" style:font-weight-complex="normal"/>
    </style:style>
    <style:style style:name="T3" style:family="text">
      <style:text-properties style:font-name="Arial" fo:font-size="12pt" fo:font-weight="normal" officeooo:rsid="00148317" style:font-size-asian="12pt" style:font-weight-asian="normal" style:font-size-complex="12pt" style:font-weight-complex="normal"/>
    </style:style>
    <style:style style:name="T4" style:family="text">
      <style:text-properties style:font-name="Arial" fo:font-size="12pt" fo:font-weight="normal" officeooo:rsid="001582b7" style:font-size-asian="12pt" style:font-weight-asian="normal" style:font-size-complex="12pt" style:font-weight-complex="normal"/>
    </style:style>
    <style:style style:name="T5" style:family="text">
      <style:text-properties officeooo:rsid="00158c93"/>
    </style:style>
    <style:style style:name="T6" style:family="text">
      <style:text-properties fo:font-size="15pt" style:font-size-asian="15pt" style:font-size-complex="15pt"/>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5pt" fo:font-weight="bold" officeooo:rsid="001c3cfb" style:font-size-asian="15pt" style:font-weight-asian="bold" style:font-size-complex="15pt" style:font-weight-complex="bold"/>
    </style:style>
    <style:style style:name="T9" style:family="text">
      <style:text-properties fo:font-size="15pt" fo:font-weight="bold" officeooo:rsid="0024538c" style:font-size-asian="15pt" style:font-weight-asian="bold" style:font-size-complex="15pt" style:font-weight-complex="bold"/>
    </style:style>
    <style:style style:name="T10" style:family="text">
      <style:text-properties fo:font-size="14pt" style:font-size-asian="14pt" style:font-size-complex="14pt"/>
    </style:style>
    <style:style style:name="T11" style:family="text">
      <style:text-properties fo:font-size="14pt" officeooo:rsid="00158c93" style:font-size-asian="14pt" style:font-size-complex="14pt"/>
    </style:style>
    <style:style style:name="T12" style:family="text">
      <style:text-properties fo:font-size="14pt" officeooo:rsid="0016439d" style:font-size-asian="14pt" style:font-size-complex="14pt"/>
    </style:style>
    <style:style style:name="T13" style:family="text">
      <style:text-properties fo:font-size="14pt" officeooo:rsid="001a0014" style:font-size-asian="14pt" style:font-size-complex="14pt"/>
    </style:style>
    <style:style style:name="T14" style:family="text">
      <style:text-properties fo:font-size="14pt" officeooo:rsid="001d1311" style:font-size-asian="14pt" style:font-size-complex="14pt"/>
    </style:style>
    <style:style style:name="T15" style:family="text">
      <style:text-properties fo:font-size="14pt" officeooo:rsid="001d245f" style:font-size-asian="14pt" style:font-size-complex="14pt"/>
    </style:style>
    <style:style style:name="T16" style:family="text">
      <style:text-properties fo:font-size="14pt" officeooo:rsid="001d2c20" style:font-size-asian="14pt" style:font-size-complex="14pt"/>
    </style:style>
    <style:style style:name="T17" style:family="text">
      <style:text-properties fo:font-size="14pt" officeooo:rsid="001fd9ba" style:font-size-asian="14pt" style:font-size-complex="14pt"/>
    </style:style>
    <style:style style:name="T18" style:family="text">
      <style:text-properties fo:font-size="14pt" officeooo:rsid="00201dde" style:font-size-asian="14pt" style:font-size-complex="14pt"/>
    </style:style>
    <style:style style:name="T19" style:family="text">
      <style:text-properties fo:font-size="14pt" officeooo:rsid="0022f042" style:font-size-asian="14pt" style:font-size-complex="14pt"/>
    </style:style>
    <style:style style:name="T20" style:family="text">
      <style:text-properties fo:font-size="14pt" officeooo:rsid="0024538c" style:font-size-asian="14pt" style:font-size-complex="14pt"/>
    </style:style>
    <style:style style:name="T21" style:family="text">
      <style:text-properties fo:font-size="14pt" officeooo:rsid="0025aba6" style:font-size-asian="14pt" style:font-size-complex="14pt"/>
    </style:style>
    <style:style style:name="T22" style:family="text">
      <style:text-properties fo:font-size="14pt" officeooo:rsid="00246121" style:font-size-asian="14pt" style:font-size-complex="14pt"/>
    </style:style>
    <style:style style:name="T23" style:family="text">
      <style:text-properties fo:color="#ff0000" loext:opacity="100%"/>
    </style:style>
    <style:style style:name="T24" style:family="text">
      <style:text-properties fo:color="#ff0000" loext:opacity="100%" officeooo:rsid="0016439d"/>
    </style:style>
    <style:style style:name="T25" style:family="text">
      <style:text-properties fo:color="#ff0000" loext:opacity="100%" officeooo:rsid="001a0014"/>
    </style:style>
    <style:style style:name="T26" style:family="text">
      <style:text-properties fo:color="#ff0000" loext:opacity="100%" officeooo:rsid="001c3cfb"/>
    </style:style>
    <style:style style:name="T27" style:family="text">
      <style:text-properties fo:color="#ff0000" loext:opacity="100%" officeooo:rsid="001d1311"/>
    </style:style>
    <style:style style:name="T28" style:family="text">
      <style:text-properties fo:color="#ff0000" loext:opacity="100%" officeooo:rsid="001d245f"/>
    </style:style>
    <style:style style:name="T29" style:family="text">
      <style:text-properties fo:color="#ff0000" loext:opacity="100%" officeooo:rsid="001d2c20"/>
    </style:style>
    <style:style style:name="T30" style:family="text">
      <style:text-properties fo:color="#ff0000" loext:opacity="100%" officeooo:rsid="001fd9ba"/>
    </style:style>
    <style:style style:name="T31" style:family="text">
      <style:text-properties fo:color="#ff0000" loext:opacity="100%" officeooo:rsid="00201dde"/>
    </style:style>
    <style:style style:name="T32" style:family="text">
      <style:text-properties fo:color="#ff0000" loext:opacity="100%" officeooo:rsid="0021a4c1"/>
    </style:style>
    <style:style style:name="T33" style:family="text">
      <style:text-properties fo:color="#ff0000" loext:opacity="100%" officeooo:rsid="0022f042"/>
    </style:style>
    <style:style style:name="T34" style:family="text">
      <style:text-properties fo:color="#ff0000" loext:opacity="100%" officeooo:rsid="0024538c"/>
    </style:style>
    <style:style style:name="T35" style:family="text">
      <style:text-properties fo:color="#ff0000" loext:opacity="100%" officeooo:rsid="00246121"/>
    </style:style>
    <style:style style:name="T36" style:family="text">
      <style:text-properties officeooo:rsid="0016439d"/>
    </style:style>
    <style:style style:name="T37" style:family="text">
      <style:text-properties fo:font-size="13pt" style:font-size-asian="13pt" style:font-size-complex="13pt"/>
    </style:style>
    <style:style style:name="T38" style:family="text">
      <style:text-properties fo:font-size="13pt" officeooo:rsid="0016439d" style:font-size-asian="13pt" style:font-size-complex="13pt"/>
    </style:style>
    <style:style style:name="T39" style:family="text">
      <style:text-properties fo:font-size="12pt" officeooo:rsid="00158c93" style:font-size-asian="12pt" style:font-size-complex="12pt"/>
    </style:style>
    <style:style style:name="T40" style:family="text">
      <style:text-properties officeooo:rsid="001a0014"/>
    </style:style>
    <style:style style:name="T41" style:family="text">
      <style:text-properties officeooo:rsid="001c3cfb"/>
    </style:style>
    <style:style style:name="T42" style:family="text">
      <style:text-properties officeooo:rsid="001d1311"/>
    </style:style>
    <style:style style:name="T43" style:family="text">
      <style:text-properties officeooo:rsid="001d245f"/>
    </style:style>
    <style:style style:name="T44" style:family="text">
      <style:text-properties officeooo:rsid="001d2c20"/>
    </style:style>
    <style:style style:name="T45" style:family="text">
      <style:text-properties officeooo:rsid="001fd9ba"/>
    </style:style>
    <style:style style:name="T46" style:family="text">
      <style:text-properties fo:color="#3faf46" loext:opacity="100%"/>
    </style:style>
    <style:style style:name="T47" style:family="text">
      <style:text-properties fo:color="#3faf46" loext:opacity="100%" officeooo:rsid="001fd9ba"/>
    </style:style>
    <style:style style:name="T48" style:family="text">
      <style:text-properties fo:color="#5983b0" loext:opacity="100%"/>
    </style:style>
    <style:style style:name="T49" style:family="text">
      <style:text-properties fo:color="#5983b0" loext:opacity="100%" officeooo:rsid="0016439d"/>
    </style:style>
    <style:style style:name="T50" style:family="text">
      <style:text-properties fo:color="#5983b0" loext:opacity="100%" officeooo:rsid="001c3cfb"/>
    </style:style>
    <style:style style:name="T51" style:family="text">
      <style:text-properties fo:color="#5983b0" loext:opacity="100%" officeooo:rsid="00201dde"/>
    </style:style>
    <style:style style:name="T52" style:family="text">
      <style:text-properties fo:color="#5983b0" loext:opacity="100%" officeooo:rsid="0024538c"/>
    </style:style>
    <style:style style:name="T53" style:family="text">
      <style:text-properties fo:color="#5983b0" loext:opacity="100%" officeooo:rsid="00246121"/>
    </style:style>
    <style:style style:name="T54" style:family="text">
      <style:text-properties officeooo:rsid="00201dde"/>
    </style:style>
    <style:style style:name="T55" style:family="text">
      <style:text-properties officeooo:rsid="0021a4c1"/>
    </style:style>
    <style:style style:name="T56" style:family="text">
      <style:text-properties officeooo:rsid="0022f042"/>
    </style:style>
    <style:style style:name="T57" style:family="text">
      <style:text-properties officeooo:rsid="0024538c"/>
    </style:style>
    <style:style style:name="T58" style:family="text">
      <style:text-properties officeooo:rsid="00246121"/>
    </style:style>
    <style:style style:name="T59" style:family="text">
      <style:text-properties officeooo:rsid="0025aba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andi Bash Linux</text:p>
      <text:p text:style-name="P1"/>
      <text:list xml:id="list3518491843" text:style-name="L1">
        <text:list-item>
          <text:p text:style-name="P9"><text:span text:style-name="T7">w</text:span>: mostra le informazioni sugli utenti attualmente connessi al sistema</text:p>
          <text:p text:style-name="P28">$ <text:span text:style-name="T24">w</text:span> [opzioni] <text:span text:style-name="T36">utente [...]</text:span></text:p>
          <text:list>
            <text:list-item>
              <text:p text:style-name="P37"><text:span text:style-name="T2">-h</text:span><text:span text:style-name="T1">: </text:span><text:span text:style-name="T3">Non stampare l’ header;</text:span></text:p>
            </text:list-item>
            <text:list-item>
              <text:p text:style-name="P37"><text:span text:style-name="T2">-u</text:span><text:span text:style-name="T1">: </text:span><text:span text:style-name="T4">Ignora il nome utente mentre calcola il processo corrente e i tempi della CPU;</text:span></text:p>
            </text:list-item>
            <text:list-item>
              <text:p text:style-name="P37"><text:span text:style-name="T2">-s</text:span><text:span text:style-name="T1">: </text:span><text:span text:style-name="T4">Usa il formato corto, non stampando il login time, JCPU o PCPU times;</text:span></text:p>
            </text:list-item>
            <text:list-item>
              <text:p text:style-name="P37"><text:span text:style-name="T2">-f</text:span><text:span text:style-name="T1">: </text:span><text:span text:style-name="T4">Attiva/disattiva la stampa del campo from (nome host remoto).</text:span></text:p>
              <text:p text:style-name="P18"/>
            </text:list-item>
          </text:list>
        </text:list-item>
        <text:list-item>
          <text:p text:style-name="P9"><text:span text:style-name="T7">awk</text:span>: <text:span text:style-name="T5">Scansiona riga per riga un file per verificare se rispetta una condizione, per poi eseguirla</text:span></text:p>
          <text:p text:style-name="P29">$ <text:span text:style-name="T23">awk</text:span> [opzioni] <text:span text:style-name="T46">‘condizione {istruzioni}’</text:span> [file di output]</text:p>
          <text:list>
            <text:list-item>
              <text:p text:style-name="P9"><text:span text:style-name="T10">-</text:span><text:span text:style-name="T11">F [separatore]</text:span><text:span text:style-name="T5">: </text:span><text:span text:style-name="T39">con questa opzione specificate il separatore di un file. Il valore Predefinito è uno spazio;</text:span></text:p>
            </text:list-item>
            <text:list-item>
              <text:p text:style-name="P9"><text:span text:style-name="T10">-</text:span><text:span text:style-name="T11">f [nome del file]</text:span><text:span text:style-name="T5">: </text:span><text:span text:style-name="T39">questa opzione specifica il file in cui viene eseguito il comando;</text:span></text:p>
            </text:list-item>
            <text:list-item>
              <text:p text:style-name="P9"><text:span text:style-name="T10">-</text:span><text:span text:style-name="T11">v</text:span><text:span text:style-name="T5">: </text:span><text:span text:style-name="T39">questa opzione viene utilizzata per aggiungere una variabile.</text:span></text:p>
              <text:p text:style-name="P19"/>
            </text:list-item>
          </text:list>
        </text:list-item>
        <text:list-item>
          <text:p text:style-name="P10"><text:span text:style-name="T8">c</text:span><text:span text:style-name="T7">at</text:span>: Legge il contenuto di un file e lo mostra sulla riga di comando</text:p>
          <text:p text:style-name="P28">$ <text:span text:style-name="T24">cat</text:span> [opzioni] <text:span text:style-name="T48">&lt;</text:span><text:span text:style-name="T49">file&gt;</text:span></text:p>
          <text:list>
            <text:list-item>
              <text:p text:style-name="P20"><text:span text:style-name="T37">-</text:span><text:span text:style-name="T38">n</text:span><text:span text:style-name="T36">: Numera le righe in output;</text:span></text:p>
            </text:list-item>
            <text:list-item>
              <text:p text:style-name="P20"><text:span text:style-name="T10">-</text:span><text:span text:style-name="T12">s</text:span><text:span text:style-name="T36">: combina più righe vuote in una sola;</text:span></text:p>
            </text:list-item>
            <text:list-item>
              <text:p text:style-name="P20"><text:span text:style-name="T10">-</text:span><text:span text:style-name="T12">b</text:span><text:span text:style-name="T36">: Numera tutte le righe dell’output tranne le righe vuote.</text:span></text:p>
            </text:list-item>
          </text:list>
        </text:list-item>
      </text:list>
      <text:p text:style-name="P2"/>
      <text:list xml:id="list184228801670321" text:continue-numbering="true" text:style-name="L1">
        <text:list-item>
          <text:p text:style-name="P11"><text:span text:style-name="T8">c</text:span><text:span text:style-name="T7">ut</text:span>: Permette di tagliare le porzioni selezionate di ogni riga di un file e lo scrive sullo standard output.</text:p>
          <text:p text:style-name="P30">$ <text:span text:style-name="T25">cut</text:span> [opzioni] <text:span text:style-name="T48">&lt;file&gt;</text:span></text:p>
          <text:list>
            <text:list-item>
              <text:p text:style-name="P21"><text:span text:style-name="T10">-</text:span><text:span text:style-name="T13">c</text:span><text:span text:style-name="T40">: seleziona solo alcuni caratteri;</text:span></text:p>
            </text:list-item>
            <text:list-item>
              <text:p text:style-name="P21"><text:span text:style-name="T10">-</text:span><text:span text:style-name="T13">f: </text:span><text:span text:style-name="T40">seleziona solo quei campi; inoltre satmpa qualisasi riga non contiene alcun carattere delimitatore;</text:span></text:p>
            </text:list-item>
            <text:list-item>
              <text:p text:style-name="P21"><text:span text:style-name="T10">-</text:span><text:span text:style-name="T13">s</text:span><text:span text:style-name="T40">: non stampare le linee che non contengono delimitatori.</text:span></text:p>
            </text:list-item>
          </text:list>
        </text:list-item>
      </text:list>
      <text:p text:style-name="P3"/>
      <text:list xml:id="list184228665773576" text:continue-numbering="true" text:style-name="L1">
        <text:list-item>
          <text:p text:style-name="P12"><text:span text:style-name="T7">diff:</text:span> viene utilizzato per visualizzare le differenze tra i file confrontandoli riga per riga.</text:p>
          <text:p text:style-name="P31">$ <text:span text:style-name="T26">diff</text:span> [opzioni] <text:span text:style-name="T48">&lt;</text:span><text:span text:style-name="T50">file1&gt; &lt;file2&gt;</text:span></text:p>
          <text:list>
            <text:list-item>
              <text:p text:style-name="P22"><text:span text:style-name="T10">-</text:span><text:span text:style-name="T14">c</text:span><text:span text:style-name="T42">: Stampa le differenza in modalità contesto;</text:span></text:p>
            </text:list-item>
            <text:list-item>
              <text:p text:style-name="P22"><text:span text:style-name="T10">-</text:span><text:span text:style-name="T14">u:</text:span><text:span text:style-name="T42"> stampa le differenze in modalità unificata;</text:span></text:p>
            </text:list-item>
            <text:list-item>
              <text:p text:style-name="P22"><text:span text:style-name="T14">-i</text:span><text:span text:style-name="T42">: esegue un confronto senza distinzioni tra maiuscole e minuscole;</text:span></text:p>
            </text:list-item>
            <text:list-item>
              <text:p text:style-name="P22"><text:span text:style-name="T10">--</text:span><text:span text:style-name="T14">ignore-all-space:</text:span><text:span text:style-name="T42"> ignora tutti gli spazi quando confronta le righe;</text:span></text:p>
            </text:list-item>
            <text:list-item>
              <text:p text:style-name="P22"><text:span text:style-name="T10">--</text:span><text:span text:style-name="T14">brief:</text:span><text:span text:style-name="T42"> stampa le differenze senza dettagli;</text:span></text:p>
            </text:list-item>
          </text:list>
        </text:list-item>
      </text:list>
      <text:p text:style-name="P4"/>
      <text:list xml:id="list184228385258674" text:continue-numbering="true" text:style-name="L1">
        <text:list-item>
          <text:p text:style-name="P13"><text:span text:style-name="T7">grep</text:span>: consente di cercare stringhe di testo all’interno del file.</text:p>
          <text:p text:style-name="P32">$ <text:span text:style-name="T27">grep</text:span> [opzioni] <text:span text:style-name="T41">[</text:span><text:span text:style-name="T42">pattern</text:span><text:span text:style-name="T41">] </text:span><text:span text:style-name="T50">&lt;file&gt;</text:span></text:p>
          <text:list>
            <text:list-item>
              <text:p text:style-name="P23"><text:span text:style-name="T10">-</text:span><text:span text:style-name="T14">i</text:span><text:span text:style-name="T42">: ignora le differenze tra maiuscole e minuscole;</text:span></text:p>
            </text:list-item>
            <text:list-item>
              <text:p text:style-name="P23"><text:span text:style-name="T10">-</text:span><text:span text:style-name="T14">r</text:span><text:span text:style-name="T42">: esegue una ricerca ricorsiva nella directory;</text:span></text:p>
            </text:list-item>
            <text:list-item>
              <text:p text:style-name="P23"><text:span text:style-name="T10">-</text:span><text:span text:style-name="T14">n</text:span><text:span text:style-name="T42">: mostra i numeri di riga insieme al risultato della ricerca.</text:span></text:p>
            </text:list-item>
          </text:list>
        </text:list-item>
        <text:list-item>
          <text:p text:style-name="P14"><text:soft-page-break/><text:span text:style-name="T7">head</text:span>: visualizza l’inizio di un file o per l’imitare l’output di un comando a una determinata quantità.</text:p>
          <text:p text:style-name="P33">$ <text:span text:style-name="T28">head</text:span> [opzioni] <text:span text:style-name="T48">&lt;</text:span><text:span text:style-name="T50">file&gt;</text:span></text:p>
          <text:list>
            <text:list-item>
              <text:p text:style-name="P24"><text:span text:style-name="T10">-</text:span><text:span text:style-name="T15">n</text:span><text:span text:style-name="T43">: limita l’output a n righe;</text:span></text:p>
            </text:list-item>
            <text:list-item>
              <text:p text:style-name="P24"><text:span text:style-name="T10">-</text:span><text:span text:style-name="T15">c</text:span><text:span text:style-name="T43">: limita l’output ai primi n byte;</text:span></text:p>
            </text:list-item>
            <text:list-item>
              <text:p text:style-name="P24"><text:span text:style-name="T10">-</text:span><text:span text:style-name="T15">q</text:span><text:span text:style-name="T43">: evita la visualizzazione dei nomi dei file quando il comando viene usato con più file;</text:span></text:p>
            </text:list-item>
            <text:list-item>
              <text:p text:style-name="P24"><text:span text:style-name="T10">-</text:span><text:span text:style-name="T15">v</text:span><text:span text:style-name="T43">: forza la visualizzazione dei nomi dei file quando il comando viene usato con più file.</text:span></text:p>
            </text:list-item>
          </text:list>
        </text:list-item>
      </text:list>
      <text:p text:style-name="P5"/>
      <text:list xml:id="list184228215761098" text:continue-numbering="true" text:style-name="L1">
        <text:list-item>
          <text:p text:style-name="P15"><text:span text:style-name="T7">less</text:span>: permette di visualizzare il contenuto di uno o pi file in modo efficiente e dettagliato, consentendo il movimento all’indietro e in avanti nel file.</text:p>
          <text:p text:style-name="P34">$ <text:span text:style-name="T29">less</text:span> [opzioni] <text:span text:style-name="T48">&lt;</text:span><text:span text:style-name="T50">file&gt;</text:span></text:p>
          <text:list>
            <text:list-item>
              <text:p text:style-name="P25"><text:span text:style-name="T10">-</text:span><text:span text:style-name="T16">a</text:span><text:span text:style-name="T44">: la ricerca salta la schermata corrente;</text:span></text:p>
            </text:list-item>
            <text:list-item>
              <text:p text:style-name="P25"><text:span text:style-name="T10">-</text:span><text:span text:style-name="T16">e</text:span><text:span text:style-name="T44">: esci alla fine del file;</text:span></text:p>
            </text:list-item>
            <text:list-item>
              <text:p text:style-name="P25"><text:span text:style-name="T10">-</text:span><text:span text:style-name="T16">f</text:span><text:span text:style-name="T44">: forza l’apertura di file non regolari;</text:span></text:p>
            </text:list-item>
            <text:list-item>
              <text:p text:style-name="P25"><text:span text:style-name="T10">-</text:span><text:span text:style-name="T16">g</text:span><text:span text:style-name="T44">: evidenzia solo l’ultima corrispondenza per le ricerche;</text:span></text:p>
            </text:list-item>
            <text:list-item>
              <text:p text:style-name="P25"><text:span text:style-name="T10">-</text:span><text:span text:style-name="T16">G</text:span><text:span text:style-name="T44">: non evidenzia alcuna corrispondenza per le ricerche;</text:span></text:p>
            </text:list-item>
            <text:list-item>
              <text:p text:style-name="P25"><text:span text:style-name="T10">-</text:span><text:span text:style-name="T16">i</text:span><text:span text:style-name="T44">: ignora le maiuscole nelle ricerche che non contengono maiuscole;</text:span></text:p>
            </text:list-item>
            <text:list-item>
              <text:p text:style-name="P25"><text:span text:style-name="T10">-</text:span><text:span text:style-name="T16">I</text:span><text:span text:style-name="T44">: ignora maiuscole e minuscole in tutte le ricerche;</text:span></text:p>
            </text:list-item>
            <text:list-item>
              <text:p text:style-name="P25"><text:span text:style-name="T10">-</text:span><text:span text:style-name="T16">p [pattern]</text:span><text:span text:style-name="T44">: inizia dal pattern;</text:span></text:p>
            </text:list-item>
            <text:list-item>
              <text:p text:style-name="P25"><text:span text:style-name="T10">-</text:span><text:span text:style-name="T16">P [prompt]</text:span><text:span text:style-name="T44">: definisci nuovo prompt.</text:span></text:p>
              <text:p text:style-name="P25"/>
            </text:list-item>
          </text:list>
        </text:list-item>
        <text:list-item>
          <text:p text:style-name="P16"><text:span text:style-name="T7">sed</text:span>: <text:span text:style-name="T45">editor di testo che non apporta modifica dirette al file originale che si sta modificando, ma permette di creare prima un file temporaneo il cui contenuto viene poi trasferito sul file originale.</text:span></text:p>
          <text:p text:style-name="P35">$ <text:span text:style-name="T30">sed</text:span> [opzioni] <text:span text:style-name="T46">‘</text:span><text:span text:style-name="T47">comando(i)’</text:span><text:span text:style-name="T41"> </text:span><text:span text:style-name="T50">&lt;file&gt;</text:span></text:p>
          <text:list>
            <text:list-item>
              <text:p text:style-name="P26"><text:span text:style-name="T10">-</text:span><text:span text:style-name="T17">e</text:span><text:span text:style-name="T45">: quando è utilizzato uno o più script SED;</text:span></text:p>
            </text:list-item>
            <text:list-item>
              <text:p text:style-name="P26"><text:span text:style-name="T10">-</text:span><text:span text:style-name="T17">f</text:span><text:span text:style-name="T45">: quando lo script è stato estratto da un file;</text:span></text:p>
            </text:list-item>
            <text:list-item>
              <text:p text:style-name="P26"><text:span text:style-name="T10">-</text:span><text:span text:style-name="T17">n</text:span><text:span text:style-name="T45">: i risultati non sono presentati;</text:span></text:p>
            </text:list-item>
            <text:list-item>
              <text:p text:style-name="P26"><text:span text:style-name="T10">-</text:span><text:span text:style-name="T17">i</text:span><text:span text:style-name="T45">: crea un file temporaneo che sostituisce il file di origine;</text:span></text:p>
            </text:list-item>
            <text:list-item>
              <text:p text:style-name="P26"><text:span text:style-name="T10">-</text:span><text:span text:style-name="T17">u</text:span><text:span text:style-name="T45">: non viene inserito un buffer di dati;</text:span></text:p>
            </text:list-item>
            <text:list-item>
              <text:p text:style-name="P26"><text:span text:style-name="T10">-</text:span><text:span text:style-name="T17">r</text:span><text:span text:style-name="T45">: l comando accetta termini regolari estesi.</text:span></text:p>
            </text:list-item>
          </text:list>
        </text:list-item>
      </text:list>
      <text:p text:style-name="P6"/>
      <text:list xml:id="list184229556385640" text:continue-numbering="true" text:style-name="L1">
        <text:list-item>
          <text:p text:style-name="P17"><text:span text:style-name="T7">sort</text:span>: permette di ordinare i file di testo e binari per righe.</text:p>
          <text:p text:style-name="P36">$ <text:span text:style-name="T31">sort</text:span> [opzioni] <text:span text:style-name="T48">&lt;</text:span><text:span text:style-name="T51">file&gt;</text:span></text:p>
          <text:list>
            <text:list-item>
              <text:p text:style-name="P38"><text:span text:style-name="T10">-</text:span><text:span text:style-name="T18">b</text:span><text:span text:style-name="T54">: ingora i caratteri vuoti iniziali durante il confronto delle righe;</text:span></text:p>
            </text:list-item>
            <text:list-item>
              <text:p text:style-name="P38"><text:span text:style-name="T10">-</text:span><text:span text:style-name="T18">c</text:span><text:span text:style-name="T54">: verifica che il file di input sia già ordinato;</text:span></text:p>
            </text:list-item>
            <text:list-item>
              <text:p text:style-name="P38"><text:span text:style-name="T10">-</text:span><text:span text:style-name="T18">d</text:span><text:span text:style-name="T54">: considera solo spazi e caratteri alfanumerici nei confronti;</text:span></text:p>
            </text:list-item>
            <text:list-item>
              <text:p text:style-name="P38"><text:span text:style-name="T10">-</text:span><text:span text:style-name="T18">f</text:span><text:span text:style-name="T54">: converte tutti i caratteri minuscoli nell’equivalente maiscolo prima del confronto;</text:span></text:p>
            </text:list-item>
            <text:list-item>
              <text:p text:style-name="P38"><text:span text:style-name="T10">-</text:span><text:span text:style-name="T18">i</text:span><text:span text:style-name="T54">: ignora tutti i caratteri non stampabili;</text:span></text:p>
            </text:list-item>
            <text:list-item>
              <text:p text:style-name="P38"><text:span text:style-name="T10">-</text:span><text:span text:style-name="T18">m</text:span><text:span text:style-name="T54">: unisce i file indicati presumendo siano ordinati;;</text:span></text:p>
            </text:list-item>
            <text:list-item>
              <text:p text:style-name="P38"><text:span text:style-name="T10">-</text:span><text:span text:style-name="T18">r</text:span><text:span text:style-name="T54">: ordina in ordine inverso.</text:span></text:p>
            </text:list-item>
          </text:list>
        </text:list-item>
      </text:list>
      <text:p text:style-name="P7"/>
      <text:p text:style-name="P7"/>
      <text:p text:style-name="P7"/>
      <text:list xml:id="list184228120198231" text:continue-numbering="true" text:style-name="L1">
        <text:list-item>
          <text:p text:style-name="P41"><text:soft-page-break/><text:span text:style-name="T7">tail</text:span>: permette di visualizzare la fine di un file.</text:p>
          <text:p text:style-name="P44">$ <text:span text:style-name="T32">tail</text:span> [opzioni] <text:span text:style-name="T48">&lt;</text:span><text:span text:style-name="T51">file&gt;</text:span></text:p>
          <text:list>
            <text:list-item>
              <text:p text:style-name="P27"><text:span text:style-name="T10">-</text:span><text:span text:style-name="T15">n</text:span><text:span text:style-name="T43">: limita l’output a</text:span><text:span text:style-name="T55">lle ultime</text:span><text:span text:style-name="T43"> n righe;</text:span></text:p>
            </text:list-item>
            <text:list-item>
              <text:p text:style-name="P27"><text:span text:style-name="T10">-</text:span><text:span text:style-name="T15">c</text:span><text:span text:style-name="T43">: limita l’output a</text:span><text:span text:style-name="T55">gli</text:span><text:span text:style-name="T43"> </text:span><text:span text:style-name="T55">ultimi</text:span><text:span text:style-name="T43"> n byte;</text:span></text:p>
            </text:list-item>
            <text:list-item>
              <text:p text:style-name="P27"><text:span text:style-name="T10">-</text:span><text:span text:style-name="T15">q</text:span><text:span text:style-name="T43">: evita la visualizzazione dei nomi dei file quando il comando viene usato con più file;</text:span></text:p>
            </text:list-item>
            <text:list-item>
              <text:p text:style-name="P39"><text:span text:style-name="T18">-</text:span><text:span text:style-name="T15">v</text:span><text:span text:style-name="T43">: forza la visualizzazione dei nomi dei file quando il comando viene usato con più file.</text:span></text:p>
            </text:list-item>
          </text:list>
        </text:list-item>
      </text:list>
      <text:p text:style-name="P8"/>
      <text:list xml:id="list184229561857670" text:continue-numbering="true" text:style-name="L1">
        <text:list-item>
          <text:p text:style-name="P41"><text:span text:style-name="T7">uniq</text:span>: il comando cancella le righe ripetute in un file.</text:p>
          <text:p text:style-name="P44">$ <text:span text:style-name="T32">uniq</text:span> [opzioni] <text:span text:style-name="T48">&lt;</text:span><text:span text:style-name="T51">file&gt;</text:span></text:p>
          <text:list>
            <text:list-item>
              <text:p text:style-name="P39"><text:span text:style-name="T54">-</text:span><text:span text:style-name="T55">c: precede ogni riga con il numero di volte che è apparsa nel file di input;</text:span></text:p>
            </text:list-item>
            <text:list-item>
              <text:p text:style-name="P39">-<text:span text:style-name="T55">d: visualizza solo le righe ripetute;</text:span></text:p>
            </text:list-item>
            <text:list-item>
              <text:p text:style-name="P39">-<text:span text:style-name="T55">i: confronta le righe senza distinzione tra maiuscole e minuscole;</text:span></text:p>
            </text:list-item>
          </text:list>
        </text:list-item>
      </text:list>
      <text:p text:style-name="P8"/>
      <text:list xml:id="list184229400652142" text:continue-numbering="true" text:style-name="L1">
        <text:list-item>
          <text:p text:style-name="P42"><text:span text:style-name="T7">split</text:span>: il comando suddivide il file in parti più piccole, e viene utilizzato per analizzare file di testo grandi con molte righe.</text:p>
          <text:p text:style-name="P45">$ <text:span text:style-name="T33">split</text:span> [opzioni] <text:span text:style-name="T48">&lt;</text:span><text:span text:style-name="T51">file&gt; </text:span><text:span text:style-name="T56">[prefisso]</text:span></text:p>
          <text:list>
            <text:list-item>
              <text:p text:style-name="P49"><text:span text:style-name="T10">-</text:span><text:span text:style-name="T19">a</text:span><text:span text:style-name="T56">: imposta la lunghezza del prefisso;</text:span></text:p>
            </text:list-item>
            <text:list-item>
              <text:p text:style-name="P49"><text:span text:style-name="T10">-</text:span><text:span text:style-name="T19">b</text:span><text:span text:style-name="T56">: determina la dimensione del file di output;</text:span></text:p>
            </text:list-item>
            <text:list-item>
              <text:p text:style-name="P49"><text:span text:style-name="T10">-</text:span><text:span text:style-name="T19">c</text:span><text:span text:style-name="T56">: determina la dimensione massima del file di output;</text:span></text:p>
            </text:list-item>
            <text:list-item>
              <text:p text:style-name="P49"><text:span text:style-name="T10">-</text:span><text:span text:style-name="T19">d</text:span><text:span text:style-name="T56">: modifica i suffissi predefiniti in valori numerici;</text:span></text:p>
            </text:list-item>
            <text:list-item>
              <text:p text:style-name="P49"><text:span text:style-name="T10">-</text:span><text:span text:style-name="T19">e</text:span><text:span text:style-name="T56">: omette la creazione di file di output vuoti;</text:span></text:p>
            </text:list-item>
            <text:list-item>
              <text:p text:style-name="P49"><text:span text:style-name="T10">-</text:span><text:span text:style-name="T19">l</text:span><text:span text:style-name="T56">: crea file con un numero specifico di righe di output;</text:span></text:p>
            </text:list-item>
            <text:list-item>
              <text:p text:style-name="P49"><text:span text:style-name="T10">-</text:span><text:span text:style-name="T19">n</text:span><text:span text:style-name="T56">: genera un numero specifico di file di output.</text:span></text:p>
            </text:list-item>
          </text:list>
        </text:list-item>
      </text:list>
      <text:p text:style-name="P48"/>
      <text:list xml:id="list184228273594841" text:continue-numbering="true" text:style-name="L1">
        <text:list-item>
          <text:p text:style-name="P42"><text:span text:style-name="T9">t</text:span><text:span text:style-name="T7">r</text:span>: <text:span text:style-name="T57">il comando che traduce o elimina caratteri dallo standard input allo standard output.</text:span></text:p>
          <text:p text:style-name="P46">$ <text:span text:style-name="T34">tr</text:span> [opzioni] <text:span text:style-name="T48">&lt;</text:span><text:span text:style-name="T52">SET1</text:span><text:span text:style-name="T51">&gt; </text:span><text:span text:style-name="T52">[SET2]</text:span></text:p>
          <text:list>
            <text:list-item>
              <text:p text:style-name="P50"><text:span text:style-name="T10">-</text:span><text:span text:style-name="T20">C</text:span><text:span text:style-name="T57">: integra i caratteri in SET1, includendo tutti i caratteri dell’output, ad accezione di quelli specificati;</text:span></text:p>
            </text:list-item>
            <text:list-item>
              <text:p text:style-name="P50"><text:span text:style-name="T10">-</text:span><text:span text:style-name="T20">c</text:span><text:span text:style-name="T57">: integra i valori in SET1;</text:span></text:p>
            </text:list-item>
            <text:list-item>
              <text:p text:style-name="P50"><text:span text:style-name="T10">-</text:span><text:span text:style-name="T20">d</text:span><text:span text:style-name="T57">: elimina i caratteri dall’’input SET1;</text:span></text:p>
            </text:list-item>
            <text:list-item>
              <text:p text:style-name="P50"><text:span text:style-name="T10">-</text:span><text:span text:style-name="T20">s</text:span><text:span text:style-name="T57">: comprime i caratteri ripetuti specificati nell’ultimo operando e lo sostituisce con una singola occorrenza di quel carattere;</text:span></text:p>
            </text:list-item>
            <text:list-item>
              <text:p text:style-name="P50"><text:span text:style-name="T10">-</text:span><text:span text:style-name="T20">t</text:span><text:span text:style-name="T57">: tronca SET1 alla lunghezza di SET2;</text:span></text:p>
            </text:list-item>
            <text:list-item>
              <text:p text:style-name="P50"><text:span text:style-name="T10">-</text:span><text:span text:style-name="T20">u</text:span><text:span text:style-name="T57">: garantisce che qualsiasi output non sia bufferizzato.</text:span></text:p>
            </text:list-item>
          </text:list>
        </text:list-item>
      </text:list>
      <text:p text:style-name="P52"/>
      <text:list xml:id="list184229240155418" text:continue-numbering="true" text:style-name="L1">
        <text:list-item>
          <text:p text:style-name="P53"><text:span text:style-name="T7">wc (word counter)</text:span>: <text:span text:style-name="T37">il comando permette di visualizzare il numero di righe, parole e caratteri all’interno del file.</text:span></text:p>
          <text:p text:style-name="P46">$ <text:span text:style-name="T34">wc</text:span> [opzioni] <text:span text:style-name="T48">&lt;</text:span><text:span text:style-name="T51">file&gt;</text:span></text:p>
          <text:list>
            <text:list-item>
              <text:p text:style-name="P50"><text:span text:style-name="T18">-</text:span><text:span text:style-name="T20">c</text:span><text:span text:style-name="T57">: conta solo i byte all’interno di un file;</text:span></text:p>
            </text:list-item>
            <text:list-item>
              <text:p text:style-name="P50"><text:span text:style-name="T20">-L</text:span><text:span text:style-name="T57">: visualizza la lunghezza della riga più lunga;</text:span></text:p>
            </text:list-item>
            <text:list-item>
              <text:p text:style-name="P50"><text:span text:style-name="T20">-l</text:span><text:span text:style-name="T57">: conta solo le righe all’interno del file;</text:span></text:p>
            </text:list-item>
            <text:list-item>
              <text:p text:style-name="P50"><text:span text:style-name="T20">-m</text:span><text:span text:style-name="T57">: specifica solo i caratteri all’interno di un file;</text:span></text:p>
            </text:list-item>
            <text:list-item>
              <text:p text:style-name="P50"><text:span text:style-name="T20">-w</text:span><text:span text:style-name="T57">: conta solo le parole all’interno del file.</text:span></text:p>
            </text:list-item>
          </text:list>
        </text:list-item>
      </text:list>
      <text:p text:style-name="P8"/>
      <text:p text:style-name="P8"/>
      <text:list xml:id="list184229428282629" text:continue-numbering="true" text:style-name="L1">
        <text:list-item>
          <text:p text:style-name="P43"><text:soft-page-break/><text:span text:style-name="T7">Tar</text:span>: il comando viene utilizzato per creare ed estrarre da un archivio.</text:p>
          <text:p text:style-name="P47">$ <text:span text:style-name="T35">tar</text:span> [opzioni] <text:span text:style-name="T58">[archivio] </text:span><text:span text:style-name="T48">&lt;</text:span><text:span text:style-name="T51">file </text:span><text:span text:style-name="T53">o directory da archiviare</text:span><text:span text:style-name="T51">&gt;</text:span></text:p>
          <text:list>
            <text:list-item>
              <text:p text:style-name="P51"><text:span text:style-name="T10">-</text:span><text:span text:style-name="T22">c</text:span><text:span text:style-name="T58">: crea un archivio;</text:span></text:p>
            </text:list-item>
            <text:list-item>
              <text:p text:style-name="P51"><text:span text:style-name="T10">-</text:span><text:span text:style-name="T22">x</text:span><text:span text:style-name="T58">: estrai da archivio;</text:span></text:p>
            </text:list-item>
            <text:list-item>
              <text:p text:style-name="P51"><text:span text:style-name="T10">-</text:span><text:span text:style-name="T22">f</text:span><text:span text:style-name="T58">: specifica il nome file del file di archivio;</text:span></text:p>
            </text:list-item>
            <text:list-item>
              <text:p text:style-name="P51"><text:span text:style-name="T10">-</text:span><text:span text:style-name="T22">v</text:span><text:span text:style-name="T58">: stampa sul terminale per qualsiasi operazione tar sul terminale;</text:span></text:p>
            </text:list-item>
            <text:list-item>
              <text:p text:style-name="P51"><text:span text:style-name="T10">-</text:span><text:span text:style-name="T22">t</text:span><text:span text:style-name="T58">: </text:span><text:span text:style-name="T59">elenca </text:span><text:span text:style-name="T58">tutti i file presenti in un file di archivio;</text:span></text:p>
            </text:list-item>
            <text:list-item>
              <text:p text:style-name="P51"><text:span text:style-name="T10">-</text:span><text:span text:style-name="T22">u</text:span><text:span text:style-name="T58">: archivia un file e poi lo aggiunge a un file di archivio esistente;</text:span></text:p>
            </text:list-item>
            <text:list-item>
              <text:p text:style-name="P51"><text:span text:style-name="T10">-</text:span><text:span text:style-name="T22">r</text:span><text:span text:style-name="T58">: </text:span><text:span text:style-name="T59">aggiorna un file o una directory che si trova all’interno di un file .tar;</text:span></text:p>
            </text:list-item>
            <text:list-item>
              <text:p text:style-name="P51"><text:span text:style-name="T10">-</text:span><text:span text:style-name="T21">w</text:span><text:span text:style-name="T59">: verifica un file di archivio.</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8T11:32:03.905668597</meta:creation-date>
    <dc:date>2024-10-29T18:42:27.943040909</dc:date>
    <meta:editing-duration>PT39M20S</meta:editing-duration>
    <meta:editing-cycles>8</meta:editing-cycles>
    <meta:generator>LibreOffice/7.3.7.2$Linux_X86_64 LibreOffice_project/30$Build-2</meta:generator>
    <meta:document-statistic meta:table-count="0" meta:image-count="0" meta:object-count="0" meta:page-count="4" meta:paragraph-count="116" meta:word-count="1192" meta:character-count="6598" meta:non-whitespace-character-count="5636"/>
  </office:meta>
</office:document-meta>
</file>